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9.4pt"/>
    </style:style>
    <style:style style:name="co3" style:family="table-column">
      <style:table-column-properties fo:break-before="auto" style:column-width="98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nhvie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hvi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01" calcext:value-type="float">
            <text:p>4251050001</text:p>
          </table:table-cell>
          <table:table-cell table:style-name="ce2" office:value-type="string" calcext:value-type="string">
            <text:p>A Phùng Hoàng Anh</text:p>
          </table:table-cell>
          <table:table-cell table:style-name="ce3" office:value-type="date" office:date-value="2001-09-27" calcext:value-type="date">
            <text:p>2001-9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01" calcext:value-type="float">
            <text:p>42510500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02" calcext:value-type="float">
            <text:p>4251050002</text:p>
          </table:table-cell>
          <table:table-cell table:style-name="ce2" office:value-type="string" calcext:value-type="string">
            <text:p>Nguyễn Tích Thiện</text:p>
          </table:table-cell>
          <table:table-cell table:style-name="ce3" office:value-type="date" office:date-value="2001-10-01" calcext:value-type="date">
            <text:p>2001-10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02" calcext:value-type="float">
            <text:p>42510500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03" calcext:value-type="float">
            <text:p>4251050003</text:p>
          </table:table-cell>
          <table:table-cell table:style-name="ce2" office:value-type="string" calcext:value-type="string">
            <text:p>Nguyễn Minh Châu</text:p>
          </table:table-cell>
          <table:table-cell table:style-name="ce3" office:value-type="date" office:date-value="2001-08-03" calcext:value-type="date">
            <text:p>2001-8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03" calcext:value-type="float">
            <text:p>42510500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04" calcext:value-type="float">
            <text:p>4251050004</text:p>
          </table:table-cell>
          <table:table-cell table:style-name="ce2" office:value-type="string" calcext:value-type="string">
            <text:p>Nguyễn Quang Nhật</text:p>
          </table:table-cell>
          <table:table-cell table:style-name="ce3" office:value-type="date" office:date-value="2001-05-09" calcext:value-type="date">
            <text:p>2001-5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04" calcext:value-type="float">
            <text:p>42510500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05" calcext:value-type="float">
            <text:p>4251050005</text:p>
          </table:table-cell>
          <table:table-cell table:style-name="ce2" office:value-type="string" calcext:value-type="string">
            <text:p>Đặng Như Thính</text:p>
          </table:table-cell>
          <table:table-cell table:style-name="ce3" office:value-type="date" office:date-value="2001-11-09" calcext:value-type="date">
            <text:p>2001-11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05" calcext:value-type="float">
            <text:p>42510500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06" calcext:value-type="float">
            <text:p>4251050006</text:p>
          </table:table-cell>
          <table:table-cell table:style-name="ce2" office:value-type="string" calcext:value-type="string">
            <text:p>Nguyễn Tấn Lực</text:p>
          </table:table-cell>
          <table:table-cell table:style-name="ce3" office:value-type="date" office:date-value="2001-10-02" calcext:value-type="date">
            <text:p>2001-10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06" calcext:value-type="float">
            <text:p>42510500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07" calcext:value-type="float">
            <text:p>4251050007</text:p>
          </table:table-cell>
          <table:table-cell table:style-name="ce2" office:value-type="string" calcext:value-type="string">
            <text:p>Võ Thành Luân</text:p>
          </table:table-cell>
          <table:table-cell table:style-name="ce3" office:value-type="date" office:date-value="2000-11-02" calcext:value-type="date">
            <text:p>2000-11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07" calcext:value-type="float">
            <text:p>42510500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08" calcext:value-type="float">
            <text:p>4251050008</text:p>
          </table:table-cell>
          <table:table-cell table:style-name="ce2" office:value-type="string" calcext:value-type="string">
            <text:p>Huỳnh Anh Trọng</text:p>
          </table:table-cell>
          <table:table-cell table:style-name="ce3" office:value-type="date" office:date-value="2001-06-14" calcext:value-type="date">
            <text:p>2001-6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08" calcext:value-type="float">
            <text:p>42510500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09" calcext:value-type="float">
            <text:p>4251050009</text:p>
          </table:table-cell>
          <table:table-cell table:style-name="ce2" office:value-type="string" calcext:value-type="string">
            <text:p>Nguyễn Vũ Quyết Tiến</text:p>
          </table:table-cell>
          <table:table-cell table:style-name="ce3" office:value-type="date" office:date-value="2001-08-13" calcext:value-type="date">
            <text:p>2001-8-1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09" calcext:value-type="float">
            <text:p>42510500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10" calcext:value-type="float">
            <text:p>4251050010</text:p>
          </table:table-cell>
          <table:table-cell table:style-name="ce2" office:value-type="string" calcext:value-type="string">
            <text:p>Nguyễn Quốc Cường</text:p>
          </table:table-cell>
          <table:table-cell table:style-name="ce3" office:value-type="date" office:date-value="1998-01-10" calcext:value-type="date">
            <text:p>1998-1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10" calcext:value-type="float">
            <text:p>42510500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11" calcext:value-type="float">
            <text:p>4251050011</text:p>
          </table:table-cell>
          <table:table-cell table:style-name="ce2" office:value-type="string" calcext:value-type="string">
            <text:p>Văn Hồng Thái</text:p>
          </table:table-cell>
          <table:table-cell table:style-name="ce3" office:value-type="date" office:date-value="2001-12-20" calcext:value-type="date">
            <text:p>2001-12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11" calcext:value-type="float">
            <text:p>42510500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12" calcext:value-type="float">
            <text:p>4251050012</text:p>
          </table:table-cell>
          <table:table-cell table:style-name="ce2" office:value-type="string" calcext:value-type="string">
            <text:p>Nguyễn Phạm Thành Luân</text:p>
          </table:table-cell>
          <table:table-cell table:style-name="ce3" office:value-type="date" office:date-value="2001-04-29" calcext:value-type="date">
            <text:p>2001-4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12" calcext:value-type="float">
            <text:p>42510500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13" calcext:value-type="float">
            <text:p>4251050013</text:p>
          </table:table-cell>
          <table:table-cell table:style-name="ce2" office:value-type="string" calcext:value-type="string">
            <text:p>Mai Anh Bắc</text:p>
          </table:table-cell>
          <table:table-cell table:style-name="ce3" office:value-type="date" office:date-value="2001-05-17" calcext:value-type="date">
            <text:p>2001-5-1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13" calcext:value-type="float">
            <text:p>42510500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14" calcext:value-type="float">
            <text:p>4251050014</text:p>
          </table:table-cell>
          <table:table-cell table:style-name="ce2" office:value-type="string" calcext:value-type="string">
            <text:p>Võ Hoàng Quân</text:p>
          </table:table-cell>
          <table:table-cell table:style-name="ce3" office:value-type="date" office:date-value="1998-09-22" calcext:value-type="date">
            <text:p>1998-9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14" calcext:value-type="float">
            <text:p>42510500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15" calcext:value-type="float">
            <text:p>4251050015</text:p>
          </table:table-cell>
          <table:table-cell table:style-name="ce2" office:value-type="string" calcext:value-type="string">
            <text:p>Trần Quốc Bảo</text:p>
          </table:table-cell>
          <table:table-cell table:style-name="ce3" office:value-type="date" office:date-value="2001-05-27" calcext:value-type="date">
            <text:p>2001-5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15" calcext:value-type="float">
            <text:p>42510500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16" calcext:value-type="float">
            <text:p>4251050016</text:p>
          </table:table-cell>
          <table:table-cell table:style-name="ce2" office:value-type="string" calcext:value-type="string">
            <text:p>Nguyễn Kỳ Huy</text:p>
          </table:table-cell>
          <table:table-cell table:style-name="ce3" office:value-type="date" office:date-value="2001-02-10" calcext:value-type="date">
            <text:p>2001-2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16" calcext:value-type="float">
            <text:p>42510500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17" calcext:value-type="float">
            <text:p>4251050017</text:p>
          </table:table-cell>
          <table:table-cell table:style-name="ce2" office:value-type="string" calcext:value-type="string">
            <text:p>Phạm Minh Dân</text:p>
          </table:table-cell>
          <table:table-cell table:style-name="ce3" office:value-type="date" office:date-value="2001-02-25" calcext:value-type="date">
            <text:p>2001-2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17" calcext:value-type="float">
            <text:p>42510500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18" calcext:value-type="float">
            <text:p>4251050018</text:p>
          </table:table-cell>
          <table:table-cell table:style-name="ce2" office:value-type="string" calcext:value-type="string">
            <text:p>Đồng Nguyễn Hữu Phước</text:p>
          </table:table-cell>
          <table:table-cell table:style-name="ce3" office:value-type="date" office:date-value="2001-11-08" calcext:value-type="date">
            <text:p>2001-11-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18" calcext:value-type="float">
            <text:p>42510500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19" calcext:value-type="float">
            <text:p>4251050019</text:p>
          </table:table-cell>
          <table:table-cell table:style-name="ce2" office:value-type="string" calcext:value-type="string">
            <text:p>Đinh Minh Toại</text:p>
          </table:table-cell>
          <table:table-cell table:style-name="ce3" office:value-type="date" office:date-value="2001-11-12" calcext:value-type="date">
            <text:p>2001-11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19" calcext:value-type="float">
            <text:p>425105001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20" calcext:value-type="float">
            <text:p>4251050020</text:p>
          </table:table-cell>
          <table:table-cell table:style-name="ce2" office:value-type="string" calcext:value-type="string">
            <text:p>Trần Lê Nhật Trường</text:p>
          </table:table-cell>
          <table:table-cell table:style-name="ce3" office:value-type="date" office:date-value="2001-10-03" calcext:value-type="date">
            <text:p>2001-10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20" calcext:value-type="float">
            <text:p>42510500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21" calcext:value-type="float">
            <text:p>4251050021</text:p>
          </table:table-cell>
          <table:table-cell table:style-name="ce2" office:value-type="string" calcext:value-type="string">
            <text:p>Nguyễn Minh Mạnh</text:p>
          </table:table-cell>
          <table:table-cell table:style-name="ce3" office:value-type="date" office:date-value="2001-12-20" calcext:value-type="date">
            <text:p>2001-12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21" calcext:value-type="float">
            <text:p>42510500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22" calcext:value-type="float">
            <text:p>4251050022</text:p>
          </table:table-cell>
          <table:table-cell table:style-name="ce2" office:value-type="string" calcext:value-type="string">
            <text:p>Phan Trương Lĩnh</text:p>
          </table:table-cell>
          <table:table-cell table:style-name="ce3" office:value-type="date" office:date-value="2001-06-16" calcext:value-type="date">
            <text:p>2001-6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22" calcext:value-type="float">
            <text:p>42510500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23" calcext:value-type="float">
            <text:p>4251050023</text:p>
          </table:table-cell>
          <table:table-cell table:style-name="ce2" office:value-type="string" calcext:value-type="string">
            <text:p>Trương Huỳnh Anh Ngữ</text:p>
          </table:table-cell>
          <table:table-cell table:style-name="ce3" office:value-type="date" office:date-value="2001-12-09" calcext:value-type="date">
            <text:p>2001-12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23" calcext:value-type="float">
            <text:p>42510500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24" calcext:value-type="float">
            <text:p>4251050024</text:p>
          </table:table-cell>
          <table:table-cell table:style-name="ce2" office:value-type="string" calcext:value-type="string">
            <text:p>Nguyễn Đức Thiện</text:p>
          </table:table-cell>
          <table:table-cell table:style-name="ce3" office:value-type="date" office:date-value="2000-09-28" calcext:value-type="date">
            <text:p>2000-9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24" calcext:value-type="float">
            <text:p>42510500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25" calcext:value-type="float">
            <text:p>4251050025</text:p>
          </table:table-cell>
          <table:table-cell table:style-name="ce2" office:value-type="string" calcext:value-type="string">
            <text:p>Nguyễn Quốc Tuấn</text:p>
          </table:table-cell>
          <table:table-cell table:style-name="ce3" office:value-type="date" office:date-value="2001-03-03" calcext:value-type="date">
            <text:p>2001-3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25" calcext:value-type="float">
            <text:p>42510500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26" calcext:value-type="float">
            <text:p>4251050026</text:p>
          </table:table-cell>
          <table:table-cell table:style-name="ce2" office:value-type="string" calcext:value-type="string">
            <text:p>Nguyễn Thị Hồng Loan</text:p>
          </table:table-cell>
          <table:table-cell table:style-name="ce3" office:value-type="date" office:date-value="2001-09-08" calcext:value-type="date">
            <text:p>2001-9-8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26" calcext:value-type="float">
            <text:p>42510500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27" calcext:value-type="float">
            <text:p>4251050027</text:p>
          </table:table-cell>
          <table:table-cell table:style-name="ce2" office:value-type="string" calcext:value-type="string">
            <text:p>Trần Anh Việt</text:p>
          </table:table-cell>
          <table:table-cell table:style-name="ce3" office:value-type="date" office:date-value="2001-10-18" calcext:value-type="date">
            <text:p>2001-10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27" calcext:value-type="float">
            <text:p>42510500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28" calcext:value-type="float">
            <text:p>4251050028</text:p>
          </table:table-cell>
          <table:table-cell table:style-name="ce2" office:value-type="string" calcext:value-type="string">
            <text:p>Phạm Ngọc Hảo</text:p>
          </table:table-cell>
          <table:table-cell table:style-name="ce3" office:value-type="date" office:date-value="2001-09-18" calcext:value-type="date">
            <text:p>2001-9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28" calcext:value-type="float">
            <text:p>42510500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29" calcext:value-type="float">
            <text:p>4251050029</text:p>
          </table:table-cell>
          <table:table-cell table:style-name="ce2" office:value-type="string" calcext:value-type="string">
            <text:p>Lê Thanh Tùng</text:p>
          </table:table-cell>
          <table:table-cell table:style-name="ce3" office:value-type="date" office:date-value="2001-04-15" calcext:value-type="date">
            <text:p>2001-4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29" calcext:value-type="float">
            <text:p>425105002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30" calcext:value-type="float">
            <text:p>4251050030</text:p>
          </table:table-cell>
          <table:table-cell table:style-name="ce2" office:value-type="string" calcext:value-type="string">
            <text:p>Trần Văn Luận</text:p>
          </table:table-cell>
          <table:table-cell table:style-name="ce3" office:value-type="date" office:date-value="2001-06-22" calcext:value-type="date">
            <text:p>2001-6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30" calcext:value-type="float">
            <text:p>42510500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31" calcext:value-type="float">
            <text:p>4251050031</text:p>
          </table:table-cell>
          <table:table-cell table:style-name="ce2" office:value-type="string" calcext:value-type="string">
            <text:p>Hoàng Ngọc Tùng</text:p>
          </table:table-cell>
          <table:table-cell table:style-name="ce3" office:value-type="date" office:date-value="2001-06-29" calcext:value-type="date">
            <text:p>2001-6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31" calcext:value-type="float">
            <text:p>42510500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32" calcext:value-type="float">
            <text:p>4251050032</text:p>
          </table:table-cell>
          <table:table-cell table:style-name="ce2" office:value-type="string" calcext:value-type="string">
            <text:p>Nguyễn Hữu Thành</text:p>
          </table:table-cell>
          <table:table-cell table:style-name="ce3" office:value-type="date" office:date-value="2001-12-26" calcext:value-type="date">
            <text:p>2001-12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32" calcext:value-type="float">
            <text:p>42510500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33" calcext:value-type="float">
            <text:p>4251050033</text:p>
          </table:table-cell>
          <table:table-cell table:style-name="ce2" office:value-type="string" calcext:value-type="string">
            <text:p>Đặng Thành Chương</text:p>
          </table:table-cell>
          <table:table-cell table:style-name="ce3" office:value-type="date" office:date-value="2001-02-02" calcext:value-type="date">
            <text:p>2001-2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33" calcext:value-type="float">
            <text:p>42510500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34" calcext:value-type="float">
            <text:p>4251050034</text:p>
          </table:table-cell>
          <table:table-cell table:style-name="ce2" office:value-type="string" calcext:value-type="string">
            <text:p>Đoàn Xuân Thịnh</text:p>
          </table:table-cell>
          <table:table-cell table:style-name="ce3" office:value-type="date" office:date-value="2000-12-25" calcext:value-type="date">
            <text:p>2000-12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34" calcext:value-type="float">
            <text:p>42510500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35" calcext:value-type="float">
            <text:p>4251050035</text:p>
          </table:table-cell>
          <table:table-cell table:style-name="ce2" office:value-type="string" calcext:value-type="string">
            <text:p>Ksor H' Nham</text:p>
          </table:table-cell>
          <table:table-cell table:style-name="ce3" office:value-type="date" office:date-value="2000-02-08" calcext:value-type="date">
            <text:p>2000-2-8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35" calcext:value-type="float">
            <text:p>42510500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36" calcext:value-type="float">
            <text:p>4251050036</text:p>
          </table:table-cell>
          <table:table-cell table:style-name="ce2" office:value-type="string" calcext:value-type="string">
            <text:p>Thái Bá Tường</text:p>
          </table:table-cell>
          <table:table-cell table:style-name="ce3" office:value-type="date" office:date-value="1999-07-28" calcext:value-type="date">
            <text:p>1999-7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36" calcext:value-type="float">
            <text:p>42510500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37" calcext:value-type="float">
            <text:p>4251050037</text:p>
          </table:table-cell>
          <table:table-cell table:style-name="ce2" office:value-type="string" calcext:value-type="string">
            <text:p>Lê Quang Sơn</text:p>
          </table:table-cell>
          <table:table-cell table:style-name="ce3" office:value-type="date" office:date-value="2001-12-10" calcext:value-type="date">
            <text:p>2001-12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37" calcext:value-type="float">
            <text:p>42510500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38" calcext:value-type="float">
            <text:p>4251050038</text:p>
          </table:table-cell>
          <table:table-cell table:style-name="ce2" office:value-type="string" calcext:value-type="string">
            <text:p>Nguyễn Thị Thu Liễu</text:p>
          </table:table-cell>
          <table:table-cell table:style-name="ce3" office:value-type="date" office:date-value="2001-10-15" calcext:value-type="date">
            <text:p>2001-10-15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38" calcext:value-type="float">
            <text:p>42510500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40" calcext:value-type="float">
            <text:p>4251050040</text:p>
          </table:table-cell>
          <table:table-cell table:style-name="ce2" office:value-type="string" calcext:value-type="string">
            <text:p>Nguyễn Lê Huy</text:p>
          </table:table-cell>
          <table:table-cell table:style-name="ce3" office:value-type="date" office:date-value="2000-12-22" calcext:value-type="date">
            <text:p>2000-12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40" calcext:value-type="float">
            <text:p>42510500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41" calcext:value-type="float">
            <text:p>4251050041</text:p>
          </table:table-cell>
          <table:table-cell table:style-name="ce2" office:value-type="string" calcext:value-type="string">
            <text:p>Trần Văn Tới</text:p>
          </table:table-cell>
          <table:table-cell table:style-name="ce3" office:value-type="date" office:date-value="2001-04-29" calcext:value-type="date">
            <text:p>2001-4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41" calcext:value-type="float">
            <text:p>42510500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42" calcext:value-type="float">
            <text:p>4251050042</text:p>
          </table:table-cell>
          <table:table-cell table:style-name="ce2" office:value-type="string" calcext:value-type="string">
            <text:p>Trần Đăng Quang</text:p>
          </table:table-cell>
          <table:table-cell table:style-name="ce3" office:value-type="date" office:date-value="2001-01-19" calcext:value-type="date">
            <text:p>2001-1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42" calcext:value-type="float">
            <text:p>42510500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43" calcext:value-type="float">
            <text:p>4251050043</text:p>
          </table:table-cell>
          <table:table-cell table:style-name="ce2" office:value-type="string" calcext:value-type="string">
            <text:p>Nguyễn Thanh Trợ</text:p>
          </table:table-cell>
          <table:table-cell table:style-name="ce3" office:value-type="date" office:date-value="2001-10-01" calcext:value-type="date">
            <text:p>2001-10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43" calcext:value-type="float">
            <text:p>42510500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44" calcext:value-type="float">
            <text:p>4251050044</text:p>
          </table:table-cell>
          <table:table-cell table:style-name="ce2" office:value-type="string" calcext:value-type="string">
            <text:p>Ung Minh Hoài</text:p>
          </table:table-cell>
          <table:table-cell table:style-name="ce3" office:value-type="date" office:date-value="2001-04-29" calcext:value-type="date">
            <text:p>2001-4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44" calcext:value-type="float">
            <text:p>42510500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45" calcext:value-type="float">
            <text:p>4251050045</text:p>
          </table:table-cell>
          <table:table-cell table:style-name="ce2" office:value-type="string" calcext:value-type="string">
            <text:p>Đỗ Minh Tâm</text:p>
          </table:table-cell>
          <table:table-cell table:style-name="ce3" office:value-type="date" office:date-value="2001-04-13" calcext:value-type="date">
            <text:p>2001-4-1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45" calcext:value-type="float">
            <text:p>42510500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46" calcext:value-type="float">
            <text:p>4251050046</text:p>
          </table:table-cell>
          <table:table-cell table:style-name="ce2" office:value-type="string" calcext:value-type="string">
            <text:p>Đặng Anh Khoa</text:p>
          </table:table-cell>
          <table:table-cell table:style-name="ce3" office:value-type="date" office:date-value="2001-12-20" calcext:value-type="date">
            <text:p>2001-12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46" calcext:value-type="float">
            <text:p>42510500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47" calcext:value-type="float">
            <text:p>4251050047</text:p>
          </table:table-cell>
          <table:table-cell table:style-name="ce2" office:value-type="string" calcext:value-type="string">
            <text:p>Nguyễn Xuân Đô</text:p>
          </table:table-cell>
          <table:table-cell table:style-name="ce3" office:value-type="date" office:date-value="2001-08-10" calcext:value-type="date">
            <text:p>2001-8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47" calcext:value-type="float">
            <text:p>42510500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48" calcext:value-type="float">
            <text:p>4251050048</text:p>
          </table:table-cell>
          <table:table-cell table:style-name="ce2" office:value-type="string" calcext:value-type="string">
            <text:p>Hà Diễm Nữ</text:p>
          </table:table-cell>
          <table:table-cell table:style-name="ce3" office:value-type="date" office:date-value="2001-05-28" calcext:value-type="date">
            <text:p>2001-5-28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48" calcext:value-type="float">
            <text:p>42510500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49" calcext:value-type="float">
            <text:p>4251050049</text:p>
          </table:table-cell>
          <table:table-cell table:style-name="ce2" office:value-type="string" calcext:value-type="string">
            <text:p>Nguyễn Tấn Luân</text:p>
          </table:table-cell>
          <table:table-cell table:style-name="ce3" office:value-type="date" office:date-value="2001-03-01" calcext:value-type="date">
            <text:p>2001-3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49" calcext:value-type="float">
            <text:p>42510500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50" calcext:value-type="float">
            <text:p>4251050050</text:p>
          </table:table-cell>
          <table:table-cell table:style-name="ce2" office:value-type="string" calcext:value-type="string">
            <text:p>Phạm Vũ Tiến</text:p>
          </table:table-cell>
          <table:table-cell table:style-name="ce3" office:value-type="date" office:date-value="2001-04-21" calcext:value-type="date">
            <text:p>2001-4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50" calcext:value-type="float">
            <text:p>42510500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51" calcext:value-type="float">
            <text:p>4251050051</text:p>
          </table:table-cell>
          <table:table-cell table:style-name="ce2" office:value-type="string" calcext:value-type="string">
            <text:p>Lương Nguyễn</text:p>
          </table:table-cell>
          <table:table-cell table:style-name="ce3" office:value-type="date" office:date-value="2001-03-04" calcext:value-type="date">
            <text:p>2001-3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51" calcext:value-type="float">
            <text:p>42510500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52" calcext:value-type="float">
            <text:p>4251050052</text:p>
          </table:table-cell>
          <table:table-cell table:style-name="ce2" office:value-type="string" calcext:value-type="string">
            <text:p>Phạm Thị Ly</text:p>
          </table:table-cell>
          <table:table-cell table:style-name="ce3" office:value-type="date" office:date-value="2001-05-15" calcext:value-type="date">
            <text:p>2001-5-15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52" calcext:value-type="float">
            <text:p>42510500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53" calcext:value-type="float">
            <text:p>4251050053</text:p>
          </table:table-cell>
          <table:table-cell table:style-name="ce2" office:value-type="string" calcext:value-type="string">
            <text:p>Đào Anh Ý</text:p>
          </table:table-cell>
          <table:table-cell table:style-name="ce3" office:value-type="date" office:date-value="2001-09-21" calcext:value-type="date">
            <text:p>2001-9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53" calcext:value-type="float">
            <text:p>42510500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54" calcext:value-type="float">
            <text:p>4251050054</text:p>
          </table:table-cell>
          <table:table-cell table:style-name="ce2" office:value-type="string" calcext:value-type="string">
            <text:p>Nguyễn Đình Tân</text:p>
          </table:table-cell>
          <table:table-cell table:style-name="ce3" office:value-type="date" office:date-value="2001-01-06" calcext:value-type="date">
            <text:p>2001-1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54" calcext:value-type="float">
            <text:p>42510500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55" calcext:value-type="float">
            <text:p>4251050055</text:p>
          </table:table-cell>
          <table:table-cell table:style-name="ce2" office:value-type="string" calcext:value-type="string">
            <text:p>Trần Đức Hiệp</text:p>
          </table:table-cell>
          <table:table-cell table:style-name="ce3" office:value-type="date" office:date-value="2001-05-03" calcext:value-type="date">
            <text:p>2001-5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55" calcext:value-type="float">
            <text:p>42510500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56" calcext:value-type="float">
            <text:p>4251050056</text:p>
          </table:table-cell>
          <table:table-cell table:style-name="ce2" office:value-type="string" calcext:value-type="string">
            <text:p>Võ Trung Tín</text:p>
          </table:table-cell>
          <table:table-cell table:style-name="ce3" office:value-type="date" office:date-value="2001-11-29" calcext:value-type="date">
            <text:p>2001-11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56" calcext:value-type="float">
            <text:p>42510500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57" calcext:value-type="float">
            <text:p>4251050057</text:p>
          </table:table-cell>
          <table:table-cell table:style-name="ce2" office:value-type="string" calcext:value-type="string">
            <text:p>Nguyễn Nam Khánh</text:p>
          </table:table-cell>
          <table:table-cell table:style-name="ce3" office:value-type="date" office:date-value="2001-09-20" calcext:value-type="date">
            <text:p>2001-9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57" calcext:value-type="float">
            <text:p>42510500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58" calcext:value-type="float">
            <text:p>4251050058</text:p>
          </table:table-cell>
          <table:table-cell table:style-name="ce2" office:value-type="string" calcext:value-type="string">
            <text:p>Nguyễn Văn Lưu</text:p>
          </table:table-cell>
          <table:table-cell table:style-name="ce3" office:value-type="date" office:date-value="2001-05-24" calcext:value-type="date">
            <text:p>2001-5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58" calcext:value-type="float">
            <text:p>42510500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59" calcext:value-type="float">
            <text:p>4251050059</text:p>
          </table:table-cell>
          <table:table-cell table:style-name="ce2" office:value-type="string" calcext:value-type="string">
            <text:p>Lý Hữu Đại</text:p>
          </table:table-cell>
          <table:table-cell table:style-name="ce3" office:value-type="date" office:date-value="2001-05-13" calcext:value-type="date">
            <text:p>2001-5-1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59" calcext:value-type="float">
            <text:p>42510500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60" calcext:value-type="float">
            <text:p>4251050060</text:p>
          </table:table-cell>
          <table:table-cell table:style-name="ce2" office:value-type="string" calcext:value-type="string">
            <text:p>Huỳnh Anh Kiệt</text:p>
          </table:table-cell>
          <table:table-cell table:style-name="ce3" office:value-type="date" office:date-value="2000-04-27" calcext:value-type="date">
            <text:p>2000-4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60" calcext:value-type="float">
            <text:p>42510500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61" calcext:value-type="float">
            <text:p>4251050061</text:p>
          </table:table-cell>
          <table:table-cell table:style-name="ce2" office:value-type="string" calcext:value-type="string">
            <text:p>Huỳnh Tấn Nhật Minh</text:p>
          </table:table-cell>
          <table:table-cell table:style-name="ce3" office:value-type="date" office:date-value="2001-11-10" calcext:value-type="date">
            <text:p>2001-11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61" calcext:value-type="float">
            <text:p>4251050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62" calcext:value-type="float">
            <text:p>4251050062</text:p>
          </table:table-cell>
          <table:table-cell table:style-name="ce2" office:value-type="string" calcext:value-type="string">
            <text:p>Võ Song Nhưng</text:p>
          </table:table-cell>
          <table:table-cell table:style-name="ce3" office:value-type="date" office:date-value="2001-08-05" calcext:value-type="date">
            <text:p>2001-8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62" calcext:value-type="float">
            <text:p>42510500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63" calcext:value-type="float">
            <text:p>4251050063</text:p>
          </table:table-cell>
          <table:table-cell table:style-name="ce2" office:value-type="string" calcext:value-type="string">
            <text:p>Nguyễn Đức Nghĩa</text:p>
          </table:table-cell>
          <table:table-cell table:style-name="ce3" office:value-type="date" office:date-value="2001-12-10" calcext:value-type="date">
            <text:p>2001-12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63" calcext:value-type="float">
            <text:p>42510500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64" calcext:value-type="float">
            <text:p>4251050064</text:p>
          </table:table-cell>
          <table:table-cell table:style-name="ce2" office:value-type="string" calcext:value-type="string">
            <text:p>Phan Văn Nghĩa</text:p>
          </table:table-cell>
          <table:table-cell table:style-name="ce3" office:value-type="date" office:date-value="2001-04-01" calcext:value-type="date">
            <text:p>2001-4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64" calcext:value-type="float">
            <text:p>425105006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65" calcext:value-type="float">
            <text:p>4251050065</text:p>
          </table:table-cell>
          <table:table-cell table:style-name="ce2" office:value-type="string" calcext:value-type="string">
            <text:p>Ngô Thị Bích Tiên</text:p>
          </table:table-cell>
          <table:table-cell table:style-name="ce3" office:value-type="date" office:date-value="2001-02-27" calcext:value-type="date">
            <text:p>2001-2-27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65" calcext:value-type="float">
            <text:p>425105006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66" calcext:value-type="float">
            <text:p>4251050066</text:p>
          </table:table-cell>
          <table:table-cell table:style-name="ce2" office:value-type="string" calcext:value-type="string">
            <text:p>Nguyễn Văn Dìa</text:p>
          </table:table-cell>
          <table:table-cell table:style-name="ce3" office:value-type="date" office:date-value="2001-10-16" calcext:value-type="date">
            <text:p>2001-10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66" calcext:value-type="float">
            <text:p>42510500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67" calcext:value-type="float">
            <text:p>4251050067</text:p>
          </table:table-cell>
          <table:table-cell table:style-name="ce2" office:value-type="string" calcext:value-type="string">
            <text:p>Bùi Văn Tình</text:p>
          </table:table-cell>
          <table:table-cell table:style-name="ce3" office:value-type="date" office:date-value="2001-08-01" calcext:value-type="date">
            <text:p>2001-8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67" calcext:value-type="float">
            <text:p>42510500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68" calcext:value-type="float">
            <text:p>4251050068</text:p>
          </table:table-cell>
          <table:table-cell table:style-name="ce2" office:value-type="string" calcext:value-type="string">
            <text:p>Nguyễn Hữu Phương</text:p>
          </table:table-cell>
          <table:table-cell table:style-name="ce3" office:value-type="date" office:date-value="2001-08-24" calcext:value-type="date">
            <text:p>2001-8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68" calcext:value-type="float">
            <text:p>425105006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69" calcext:value-type="float">
            <text:p>4251050069</text:p>
          </table:table-cell>
          <table:table-cell table:style-name="ce2" office:value-type="string" calcext:value-type="string">
            <text:p>Đỗ Quốc Kiệt</text:p>
          </table:table-cell>
          <table:table-cell table:style-name="ce3" office:value-type="date" office:date-value="2001-09-19" calcext:value-type="date">
            <text:p>2001-9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69" calcext:value-type="float">
            <text:p>425105006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70" calcext:value-type="float">
            <text:p>4251050070</text:p>
          </table:table-cell>
          <table:table-cell table:style-name="ce2" office:value-type="string" calcext:value-type="string">
            <text:p>Trần Quốc Bảo</text:p>
          </table:table-cell>
          <table:table-cell table:style-name="ce3" office:value-type="date" office:date-value="2001-06-28" calcext:value-type="date">
            <text:p>2001-6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70" calcext:value-type="float">
            <text:p>42510500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71" calcext:value-type="float">
            <text:p>4251050071</text:p>
          </table:table-cell>
          <table:table-cell table:style-name="ce2" office:value-type="string" calcext:value-type="string">
            <text:p>Trần Thanh Nam</text:p>
          </table:table-cell>
          <table:table-cell table:style-name="ce3" office:value-type="date" office:date-value="2001-02-02" calcext:value-type="date">
            <text:p>2001-2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71" calcext:value-type="float">
            <text:p>425105007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72" calcext:value-type="float">
            <text:p>4251050072</text:p>
          </table:table-cell>
          <table:table-cell table:style-name="ce2" office:value-type="string" calcext:value-type="string">
            <text:p>Lê Thị Bảo Quyên</text:p>
          </table:table-cell>
          <table:table-cell table:style-name="ce3" office:value-type="date" office:date-value="2001-11-13" calcext:value-type="date">
            <text:p>2001-11-13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72" calcext:value-type="float">
            <text:p>42510500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73" calcext:value-type="float">
            <text:p>4251050073</text:p>
          </table:table-cell>
          <table:table-cell table:style-name="ce2" office:value-type="string" calcext:value-type="string">
            <text:p>Nguyễn Thuỳ Trang</text:p>
          </table:table-cell>
          <table:table-cell table:style-name="ce3" office:value-type="date" office:date-value="2001-09-23" calcext:value-type="date">
            <text:p>2001-9-23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73" calcext:value-type="float">
            <text:p>42510500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74" calcext:value-type="float">
            <text:p>4251050074</text:p>
          </table:table-cell>
          <table:table-cell table:style-name="ce2" office:value-type="string" calcext:value-type="string">
            <text:p>Trần Minh Thư</text:p>
          </table:table-cell>
          <table:table-cell table:style-name="ce3" office:value-type="date" office:date-value="2001-12-29" calcext:value-type="date">
            <text:p>2001-12-29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74" calcext:value-type="float">
            <text:p>42510500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75" calcext:value-type="float">
            <text:p>4251050075</text:p>
          </table:table-cell>
          <table:table-cell table:style-name="ce2" office:value-type="string" calcext:value-type="string">
            <text:p>Nguyễn Thành Long</text:p>
          </table:table-cell>
          <table:table-cell table:style-name="ce3" office:value-type="date" office:date-value="2001-09-28" calcext:value-type="date">
            <text:p>2001-9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75" calcext:value-type="float">
            <text:p>42510500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19" calcext:value-type="float">
            <text:p>4251050219</text:p>
          </table:table-cell>
          <table:table-cell table:style-name="ce2" office:value-type="string" calcext:value-type="string">
            <text:p>Nguyễn Hữu Nhân</text:p>
          </table:table-cell>
          <table:table-cell table:style-name="ce3" office:value-type="date" office:date-value="2001-03-19" calcext:value-type="date">
            <text:p>2001-3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19" calcext:value-type="float">
            <text:p>425105021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64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date-style style:name="N126">
      <number:year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hvien" style:display-name="PageStyle_sinhvi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6" meta:object-count="0"/>
    <meta:generator>LibreOfficeDev/6.0.5.2$Linux_X86_64 LibreOffice_project/</meta:generator>
  </office:meta>
</office:document-meta>
</file>